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86965"/>
    </style:style>
    <style:style style:name="P2" style:family="paragraph" style:parent-style-name="Text_20_body">
      <style:text-properties officeooo:paragraph-rsid="000a0647"/>
    </style:style>
    <style:style style:name="P3" style:family="paragraph" style:parent-style-name="Text_20_body">
      <style:text-properties officeooo:paragraph-rsid="000a3b16"/>
    </style:style>
    <style:style style:name="P4" style:family="paragraph" style:parent-style-name="Text_20_body">
      <style:text-properties officeooo:paragraph-rsid="0012bc99"/>
    </style:style>
    <style:style style:name="P5" style:family="paragraph" style:parent-style-name="Text_20_body">
      <style:text-properties officeooo:rsid="001711e8" officeooo:paragraph-rsid="001711e8"/>
    </style:style>
    <style:style style:name="P6" style:family="paragraph" style:parent-style-name="Text_20_body">
      <style:text-properties officeooo:paragraph-rsid="0019ab70"/>
    </style:style>
    <style:style style:name="P7" style:family="paragraph" style:parent-style-name="Quotations">
      <style:paragraph-properties fo:text-align="justify" style:justify-single-word="false"/>
      <style:text-properties officeooo:paragraph-rsid="000a0647"/>
    </style:style>
    <style:style style:name="P8" style:family="paragraph" style:parent-style-name="Quotations">
      <style:paragraph-properties fo:text-align="start" style:justify-single-word="false"/>
      <style:text-properties officeooo:paragraph-rsid="000a0647"/>
    </style:style>
    <style:style style:name="P9" style:family="paragraph" style:parent-style-name="Heading_20_2">
      <style:text-properties officeooo:paragraph-rsid="001479e6"/>
    </style:style>
    <style:style style:name="P10" style:family="paragraph" style:parent-style-name="Heading_20_2">
      <style:text-properties officeooo:paragraph-rsid="001711e8"/>
    </style:style>
    <style:style style:name="P11" style:family="paragraph" style:parent-style-name="Text_20_body" style:list-style-name="L1">
      <style:text-properties officeooo:paragraph-rsid="000a0647"/>
    </style:style>
    <style:style style:name="P12" style:family="paragraph" style:parent-style-name="Text_20_body" style:list-style-name="L2">
      <style:text-properties officeooo:paragraph-rsid="00086965"/>
    </style:style>
    <style:style style:name="P13" style:family="paragraph" style:parent-style-name="Text_20_body" style:list-style-name="L3">
      <style:text-properties officeooo:paragraph-rsid="00086965"/>
    </style:style>
    <style:style style:name="P14" style:family="paragraph" style:parent-style-name="Text_20_body" style:list-style-name="L4">
      <style:text-properties officeooo:paragraph-rsid="00086965"/>
    </style:style>
    <style:style style:name="P15" style:family="paragraph" style:parent-style-name="Text_20_body">
      <style:text-properties officeooo:paragraph-rsid="001479e6"/>
    </style:style>
    <style:style style:name="P16" style:family="paragraph" style:parent-style-name="Text_20_body">
      <style:text-properties officeooo:paragraph-rsid="001e4b38"/>
    </style:style>
    <style:style style:name="P17" style:family="paragraph" style:parent-style-name="Heading_20_1">
      <style:text-properties officeooo:paragraph-rsid="00086965"/>
    </style:style>
    <style:style style:name="P18" style:family="paragraph" style:parent-style-name="Heading_20_1">
      <style:text-properties officeooo:paragraph-rsid="001e4b38"/>
    </style:style>
    <style:style style:name="P19" style:family="paragraph" style:parent-style-name="Title" style:master-page-name="HTML">
      <style:paragraph-properties style:page-number="auto"/>
    </style:style>
    <style:style style:name="T1" style:family="text">
      <style:text-properties officeooo:rsid="00086965"/>
    </style:style>
    <style:style style:name="T2" style:family="text">
      <style:text-properties officeooo:rsid="0012bc99"/>
    </style:style>
    <style:style style:name="T3" style:family="text">
      <style:text-properties fo:font-style="italic" style:font-style-asian="italic" style:font-style-complex="italic"/>
    </style:style>
    <style:style style:name="T4" style:family="text">
      <style:text-properties fo:font-style="italic" officeooo:rsid="001a0c6b" style:font-style-asian="italic" style:font-style-complex="italic"/>
    </style:style>
    <style:style style:name="T5" style:family="text">
      <style:text-properties fo:font-style="italic" officeooo:rsid="001cb495" style:font-style-asian="italic" style:font-style-complex="italic"/>
    </style:style>
    <style:style style:name="T6" style:family="text">
      <style:text-properties fo:font-style="italic" officeooo:rsid="001e4b38" style:font-style-asian="italic" style:font-style-complex="italic"/>
    </style:style>
    <style:style style:name="T7" style:family="text">
      <style:text-properties fo:font-style="italic" officeooo:rsid="001fdb04" style:font-style-asian="italic" style:font-style-complex="italic"/>
    </style:style>
    <style:style style:name="T8" style:family="text">
      <style:text-properties officeooo:rsid="001711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Note d'intention</text:p>
      <text:p text:style-name="P18">Introduction</text:p>
      <text:p text:style-name="P16"><text:span text:style-name="T3">L'association Hackstub, qui </text:span><text:span text:style-name="T4">s’est constituée en 2013 avec l’objectif d’animer un espace tourné vers l’univers du logiciel libre </text:span><text:span text:style-name="T5">et de la culture </text:span><text:span text:style-name="T4">hacker, </text:span><text:span text:style-name="T5">également nommé hackerspace</text:span><text:span text:style-name="T4">, </text:span><text:span text:style-name="T5">projette en 2016-2017 de s’installer dans un local </text:span><text:span text:style-name="T6">a</text:span><text:span text:style-name="T5">u centre-ville de Strasbourg. </text:span><text:span text:style-name="T6">Un tel espace, nous apparaît aujourd’hui indispensable pour accueillir et coordonner les activités de plusieurs associations, qui s’impliquent dans la diffusion de compétences numériques et l’appropriation des technologies par les citoyens. Notre projet est que </text:span><text:span text:style-name="T7">c</text:span><text:span text:style-name="T6">e local soit géré et auto-financé par les membres actifs de ces différentes associations et ouvert à tous les public pour des activités informatiques et électronique notamment, la concrétisation de projet innovants, favoriser l’auto-réparation des ordinateur et organiser des évènements autour de ces thématique à Strasbourg et dans la région.</text:span></text:p>
      <text:p text:style-name="P17">I - Qui sommes-nous ? La communauté libriste et hacker locale</text:p>
      <text:p text:style-name="P15">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s ces associations se rattachent toutes plus ou moins directement. Quelques clarifications s'imposent.</text:p>
      <text:h text:style-name="P9" text:outline-level="2">1-<text:span text:style-name="Strong_20_Emphasis"> Culture hacker, hack et le mouvement du logiciel libre</text:span></text:h>
      <text:p text:style-name="P1">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caractérise les <text:span text:style-name="Emphasis">hackers</text:span> et que l'on désigne par le terme <text:span text:style-name="Emphasis">hack</text:span> consiste ainsi à comprendre et transformer les appareils électroniques, les logiciels et de manière générale les outils technologiques.<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 son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comprendre, maîtriser et s'approprier les outils informatiques.</text:p>
      <text:h text:style-name="Heading_20_2" text:outline-level="2"><text:span text:style-name="Strong_20_Emphasis">2- L'association Hackstub et le tissu associatif local</text:span></text:h>
      <text:p text:style-name="P2">Né d’un projet initié en 2012 par le Linux User Group (LUG) de Strasbourg, <text:span text:style-name="Strong_20_Emphasis">Hackstub</text:span> est une <text:soft-page-break/>association visant à mettre en place et gérer un hackerspace à Strasbourg. Le nom de l'association vient du mot <text:span text:style-name="Emphasis">hack, </text:span>au sens de rapport curieux, enthousiaste aux technologies et de détournement créatif, et stub<text:span text:style-name="Emphasis">, </text:span>pièce traditionnelle conviviale des maisons alsaciennes, chauffée en hiver. L'association regroupe autour d'elle des passionnés de technologies s'identifiant à l'éthique hacker et défendant la culture libre. Actuellement, des réunions hebdomadaires ont lieu au Shadok pour permettre des rencontres, d'échanger des connaissances et travailler sur des projets. L'association organise régulièrement des événements, tels que le projet « Avenir(s) d'Internet », destinés à initier le grand public à divers aspects de l'informatique et à les sensibiliser aux enjeux des nouvelles technologies au travers de conférences et d'ateliers. Ces événements rencontrent généralement un fort écho positif, nous encourageant à aller plus loin dans notre démarche.<text:line-break/><text:line-break/>Plus largement, le tissu associatif local lié à la culture libriste et hacker est composé de différents acteurs avec lesquels Hackstub compose une fédération informelle. L'action présentée dans ce document a notamment pour objectif de renforcer les connexions entre ces différents acteurs, de leur donner plus de visibilité et de moyen. On trouve ainsi : </text:p>
      <text:list xml:id="list1857064413913855157" text:style-name="L1">
        <text:list-item>
          <text:p text:style-name="P11"><text:span text:style-name="Strong_20_Emphasis">Alsace Réseau Neutre</text:span> (ARN) : un fournisseur d'accès Internet associatif. L'association agit à l'échelle de Strasbourg et ses alentours en fournissant à ses membres des services internet,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p>
        </text:list-item>
        <text:list-item>
          <text:p text:style-name="P11"><text:span text:style-name="Strong_20_Emphasis">Seeraiwer :</text:span> une association strasbourgeoise ayant pour objet le développement de la participation démocratique par les nouvelles technologies. Ses membres organisent ou participent à des manifestations publiques. Ils développent et mettent à disposition des outils informatiques ainsi que des supports de communications. L'association organise régulièrement des ateliers pour sensibiliser le grand public à la vie privée numérique.</text:p>
        </text:list-item>
        <text:list-item>
          <text:p text:style-name="P11"><text:span text:style-name="Strong_20_Emphasis">Flammekueche Connection,</text:span> le Linux User Group (LUG) de Strasbourg :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p>
        </text:list-item>
        <text:list-item>
          <text:p text:style-name="P11">L'<text:span text:style-name="Strong_20_Emphasis">Amicale des Informaticiens de l'Université de Strasbourg</text:span> (AIUS) une association étudiante mettant à disposition des moyens informatiques et représentant les étudiants en informatique de l'UFR de mathématique et informatique. Elle organise notamment des conférences pour initier les étudiants à certains outils de programmation, ainsi que des conférences avec des professeurs de l'université. L'association a également participé à l'organisation de la Nuit de l'Info à l'échelle de Strasbourg.</text:p>
        </text:list-item>
        <text:list-item>
          <text:p text:style-name="P11"><text:span text:style-name="Strong_20_Emphasis">sxb.so : </text:span>un regroupement informel de développeurs et techniciens travaillant au développement de logiciels libres et partageant des connaissances en matière de programmation. Ses membres ont notamment participé à l'organisation des journées Perl en 2012 et de la PyCon 2013, des rendez-vous centrés sur les langages de programmation Perl et Python.<text:line-break/></text:p>
        </text:list-item>
        <text:list-item>
          <text:p text:style-name="P11">Nous pouvons aussi noter l'existence de <text:span text:style-name="Strong_20_Emphasis">Desclicks, l'</text:span>informatique solidaire, basée à Schiltigheim et qui cherche à rendre l'informatique accessible au plus grand nombre en revalorisant des ordinateurs, en proposant des services de formation, conseils et de maintenance. Cette association a notamment participé avec le LUG à l'organisation des RMLL en 2011, et continue d'organiser des « install-party » pour inviter le grand public à découvrir le système d'exploitation GNU/Linux.</text:p>
        </text:list-item>
      </text:list>
      <text:p text:style-name="Heading_20_1"><text:soft-page-break/>II - Tisser l'émancipation technologique à Strasbourg</text:p>
      <text:p text:style-name="P7"><text:line-break/>« <text:span text:style-name="Emphasis">When human beings acquired language, we learned not just to listen but how to speak. When we gained literacy, we learned not how to read but how to write. And as we move into increasingly digital reality, we must learn not just how to use programs but how to make them. »</text:span></text:p>
      <text:p text:style-name="P7"><text:span text:style-name="Emphasis">« 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comment les créer. »</text:span></text:p>
      <text:p text:style-name="P8"><text:span text:style-name="Emphasis">Douglas Rushkoff : </text:span><text:span text:style-name="Emphasis"><text:span text:style-name="T1">P</text:span></text:span><text:span text:style-name="Emphasis">rogram or be Programmed: Ten Commands for a Digital Age.</text:span></text:p>
      <text:p text:style-name="P1"><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Elle est partagée également par les différentes associations précédemment évoquées.</text:p>
      <text:p text:style-name="P1">L'alphabétisation au numérique est un enjeu crucial de notre époque. À l'échelle locale, le public strasbourgeois pourrait certainement bénéficier de l'implantation d'un lieu valorisant une approche technicienne par le faire ainsi qu'une volonté de transmettre des compétences fondamentales en informatique. Des activités, telles que s'initier à la programmation, envisager l'architecture « feuilletée »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p>
      <text:p text:style-name="P1">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 et appropriés techniquement. Ainsi l'existence d'un lieu de convergence autour de l'éthique du logiciel libre permettrait d'encourager le développement d'une informatique alternative, respectueuse des libertés des usagers :</text:p>
      <text:list xml:id="list1771723555475679092" text:style-name="L2">
        <text:list-item>
          <text:p text:style-name="P12">liberté de choisir en toute transparence son matériel et ses logiciels ;</text:p>
        </text:list-item>
        <text:list-item>
          <text:p text:style-name="P12"><text:span text:style-name="T1">l</text:span>iberté de communiquer, sans contraintes techniques et commerciales arbitraires ;</text:p>
        </text:list-item>
        <text:list-item>
          <text:p text:style-name="P12">liberté de préserver sa vie privée ;</text:p>
        </text:list-item>
        <text:list-item>
          <text:p text:style-name="P12">liberté de s'approprier techniquement et de modifier les systèmes dont ils ont l'usage.</text:p>
        </text:list-item>
      </text:list>
      <text:p text:style-name="P3"><text:soft-page-break/>Plus largement, la création d'un nouveau lieu de rencontre, permettant à des acteurs locaux de profils divers (techniciens en électronique et informatique, étudiants, artistes et designers, philosophes et ethnologues...)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span text:style-name="Strong_20_Emphasis"> </text:span></text:p>
      <text:p text:style-name="P3"><text:span text:style-name="Strong_20_Emphasis">-- cf faire le lien avec le projet avenir d'internet de l'année dernière...--</text:span></text:p>
      <text:p text:style-name="P1">Enfin, il nous semble important pour promouvoir le tissu associatif existant de la communauté hacker et 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p>
      <text:list xml:id="list3486890539953797250" text:style-name="L3">
        <text:list-item>
          <text:p text:style-name="P13">d'un lieu de réunion disponible et flexible, permettant d’accueillir des associations en soirées ;</text:p>
        </text:list-item>
        <text:list-item>
          <text:p text:style-name="P13">d'un lieu dans lequel travailler librement sur des projets. Par exemple pour contribuer à des logiciels libres, une activité qui est la plus efficace lorsqu'elle prend la forme de « hackathons » à l'échelle de quelques jours ;</text:p>
        </text:list-item>
        <text:list-item>
          <text:p text:style-name="P13">d'un lieu où pratiquer l'électronique, qui implique de disposer d'un espace de type atelier, et de pouvoir entreposer et mettre en commun du matériel ;</text:p>
        </text:list-item>
        <text:list-item>
          <text:p text:style-name="P13">d'un lieu où préparer et organiser des ateliers, conférences, projections, et autres événements.</text:p>
        </text:list-item>
      </text:list>
      <text:p text:style-name="P1"><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 </text:span>soirées bidouilles »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ûrs,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ôtre.</text:p>
      <text:p text:style-name="Heading_20_1">III - Construire un hackerspace, espace de pratique technologique et de partage</text:p>
      <text:p text:style-name="Text_20_body"><text:line-break/>La mise en place d'un hackerspace autonome à Strasbourg nous semble répondre à la diversité de besoins évoqués et notamment, car il permettrait une extension, une meilleure implantation et une coordination des actions menées par les associations de la fédération.</text:p>
      <text:h text:style-name="Heading_20_2" text:outline-level="2"><text:soft-page-break/>1 - Principe d'un hackerspace</text:h>
      <text:p text:style-name="P1"><text:line-break/>Un hackerspace est un lieu physique, par opposition aux lieux virtuels sur internet, où des passionnés de technologie avec des intérêts pratiques communs peuvent se rencontrer et collaborer pour « faire », c'est-à-dire réaliser les projets concrets. Ces projets se développent traditionnellement autour de l'informatique et de l'électronique, qui sont les domaines originaux de développement de la culture hacker, mais s'étendent souvent à diverses sciences appliquées (robotique, biotechnologies, etc.), et à la création artistique dès lors qu'elle prend pour thème ou médium l'un ou l'autre domaine technologique.</text:p>
      <text:p text:style-name="P1">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rier, et où expérimenter librement. La transmission de pairs à pairs peut y prendre la forme d'ateliers, de présentations, de conférences ou de discussions informelles. </text:p>
      <text:p text:style-name="P1">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text:p>
      <text:p text:style-name="P1">Au niveau de l'organisation, les hackerspaces ne fonctionnent pas selon un modèle unique, bien qu'ils aient en commun de valoriser une certaine l'horizontalité des membres et une gouvernance « doocratique »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p>
      <text:h text:style-name="P10" text:outline-level="2">2 - <text:span text:style-name="T8">Le hackerspace comme catalyseur de l'émancipation technologique</text:span></text:h>
      <text:p text:style-name="P5"/>
      <text:p text:style-name="P5">Tous les hackerspaces n'ont pas les mêmes aspirations : on pourrait ainsi reprocher à certains hackerspaces d'être uniquement accessibles à une élite de techniciens. Aussi il nous semble nécessaire de clarifier et préciser la vision et l'inclination de la communauté libriste et hacker de Strasbourg.</text:p>
      <text:p text:style-name="P5">De par son principe et son modèle de fonctionnement, le hackerspace nous semble être ainsi un lieu incontournable pour redonner aux citoyens une maîtrise des outils informatiques. Ils peuvent alors s'impliquer dans les processus de création et modification de ces outils, défendre et concrétiser une société de l'information démocratique. Ainsi, notre vision du hackerspace consiste en un lieu convivial, au cœur de la ville, ouvert, visible et attirant pour le public néophyte curieux. Il permet une connexion facile avec la communauté présente, soit pendant des moments d'ouverture libre au public souhaitant découvrir le lieu de manière informelle, soit lors d'événements de découverte plus précis : initiation à l'électronique, café vie privée, « install party».... Le public doit aussi pouvoir recevoir des conseils et de l'aide sur ses problèmes informatiques ponctuels, tels, par exemple, que la récupération de données d'un ordinateur portable cassé, le choix d'un nouvel ordinateur ou encore l’apprentissage de l'utilisation du système GNU/Linux.</text:p>
      <text:p text:style-name="P5">Il est un lieu fondamentalement pluridisciplinaire où viennent se mêler technophiles, étudiants, philosophes et artistes. La communication entre les différents membres et le public, ainsi que l'esprit communautaire du lieu permet de stimuler et accroître l'envie d'initier des projets, et la motivation d'aller <text:soft-page-break/>jusqu'à leur finalisation. Cet atmosphère est un ingrédient essentiel qui manque cruellement à certaines personnes lorsquelles travaillent seules et chez elles. Visant à canaliser au maximum les idées, l'énergie et la motivation qui surgissent souvent spontanément et à n'importe quel moment, le hackerspace est un lieu flexible, répondant au besoin de trouver un lieu où travailler seul ou à plusieurs dans une ambiance calme et efficace. Cela devient d'autant plus pertinent lorsqu'un projet nécessite du matériel particulier comme c'est le cas en électronique : le hackerspace est ainsi destiné à permettre la mise en commun de matériel. Loin d'être un simple outil de travail, la caractéristique du hackerspace est la possibilité laissée aux membres de se l'approprier et de le gérer de manière non hiérarchique ou centralisée : ce modèle calqué sur le développement des logiciels libres et en accord avec les principes de la culture hacker. Le lieu a donc vocation à être financé par ses membres, chacun payant une cotisation régulière suivant son utilisation du local. Traditionnellement, ce modèle de financement peut être complété par de la vente libre de boissons et nourriture.</text:p>
      <text:p text:style-name="P5">De plus, le hackerspace doit participer à faire vivre pleinement le tissu associatif local, décrit en I-2, en lui fournissant à la fois un lieu de réunion stable et disponible, une meilleure communication et synergie entre les différentes associations, et enfin une visibilité accrue au public. Le lieu pourrait également servir à faire connaître l'association Desclicks dont les locaux sont actuellement situés à Schiltigheim et peu connus du public malgré la pertinence des services qu'elle propose. Sur le long terme, le hackerspace de Strasbourg doit être un élément permettant de positionner la ville comme un acteur dynamique et reconnu dans la communauté libriste et hacker à la fois à l'échelle nationale et européenne : il doit favoriser les connexions avec d'autres hackerspaces français et allemands. Le hacker permettra enfin à la communauté locale de se coordonner pour organiser des événements d'ampleur internationale : <text:s/>pour ne citer que deux exemples, nous projetons d'organiser un « Brique Camp », marathon de programmation dédié au travail sur le projet de la Brique Internet et Yunohost [TODO : Ref !]) ou de reproposer Strasbourg pour l'organisation des Rencontres Mondiales du Logiciel Libre (RMLL) comme ce fut le cas en 2011 grâce au LUG. </text:p>
      <text:h text:style-name="Heading_20_2" text:outline-level="2">3 - Une conception et une articulation locale de la République numérique</text:h>
      <text:p text:style-name="Text_20_body"><text:line-break/>Le projet de hackerspace porté par Hackstub permet une certaine articulation locale de la « République numérique »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line-break/><text:line-break/>- <text:span text:style-name="Strong_20_Emphasis"><text:span text:style-name="Emphasis">citoyenneté</text:span></text:span>. En tant que hackerspace volontairement ouvert au grand public, Hackstub a pour vocation 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text:soft-page-break/>IV - Réalisation du proje<text:span text:style-name="T1">t</text:span></text:p>
      <text:h text:style-name="Heading_20_2" text:outline-level="2">1 - Déroulé général</text:h>
      <text:p text:style-name="Text_20_body"><text:line-break/><text:span text:style-name="Source_20_Text">http://i.imgur.com/8LTDDNj.png</text:span><text:line-break/><text:span text:style-name="Source_20_Text">&gt; Ajouter un description générale du schema </text:span>&gt; Check si on rajoute les mois jusqu'a ~avril 2018 ?</text:p>
      <text:h text:style-name="Heading_20_2" text:outline-level="2">2 - Recherche et caractéristiques du lieu</text:h>
      <text:p text:style-name="Text_20_body"><text:line-break/>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dans le centre-ville, ou à défaut proche d'un arrêt de tram. Compte tenu de ces caractéristiques, du prix de l'immobilier de Strasbourg et de l'aspiration à être un lieu autofinancé, nous envisageons un local d'une surface d'environ 30 mètres carrés pour un loyer de l'ordre de 800€ par mois. Trouver un lieu qui correspond à ces caractéristiques pourra prendre entre trois et cinq mois. Par la suite, nous n'excluons pas de déplacer le hackerspace vers un lieu plus grand si le projet est un succès et nécessite plus d'espace. En effet, un espace plus conséquent et disposant d'une cuisine permettrait de créer un véritable lieu de vie, propice au développement d'une communauté soudée et dynamique. Il serait également possible de diversifier les activités hébergées dans le hackerspace. </text:p>
      <text:h text:style-name="Heading_20_2" text:outline-level="2">3 - Emménagement, matériel et organisation spatiale</text:h>
      <text:p text:style-name="P4"><text:line-break/>Dans l'optique d’accueillir simultanément entre 10 et 15 personnes pour des activités informatiques sur ordinateur portable ou électronique impliquant des travaux légers d'assemblage et de soudure, le lieu nécessitera des tables, chaises et une installation électrique. De manière à créer une atmosphère conviviale et confortable, il nous parait également important d'aménager un espace de discussions plus informelles, avec fauteuils et table basse.</text:p>
      <text:p text:style-name="P4"><text:line-break/>Suggestion d'organisation spatiale pour le hackerspace pour une surface de quatre par huit mètres <text:span text:style-name="T2">(32m²) : </text:span></text:p>
      <text:p text:style-name="P4"><text:a xlink:type="simple" xlink:href="http://i.imgur.com/XKtD3BZ.png" text:style-name="Internet_20_link" text:visited-style-name="Visited_20_Internet_20_Link">http://i.imgur.com/XKtD3BZ.png</text:a><text:line-break/><text:line-break/>Les membres du hackerspace devront également avoir la possibilité de stocker du matériel et de bénéficier de celui mis à disposition : <text:s/>des outils d'électronique (fer à souder, multimètre, oscilloscope...), du matériel de réseau, des serveurs de tests, et autres périphériques informatiques utiles. On peut évoquer, par exemple, les adaptateurs USB-S<text:span text:style-name="T2">ATA</text:span> pour récupérer les données sur le disque dur d'un ordinateur cassé, qui rendent, d'après notre expérience de fiers services aux usagers de passage. L'accès à Internet doit être rendu le plus facile et évident possible, aussi bien en sans fil (Wi-Fi) que en filaire. Idéalement, le lieu devrait également disposer d'un vidéoprojecteur pour permettre aux membres de faire des <text:soft-page-break/>démonstrations, par exemple d'un logiciel ou d'une technique de programmation, en direct. Nous envisageons de récupérer l'ensemble de ce mobilier et de ce matériel à moindre coût, soit grâce aux dons des membres, soit en les achetant d'occasions. </text:p>
      <text:h text:style-name="Heading_20_2" text:outline-level="2">4 - Activités prévues et modèle d'autofinancement par les membres</text:h>
      <text:p text:style-name="P6"><text:line-break/>Les expériences passées des différentes associations de la fédération ont montré que nombre de personnes sont désireuses de contribuer aux développements de logiciels libres (par exemple, Yunohost), de projets d'électronique, de projets à visée pédagogique (comme le projet « Avenir(s) d'Internet » évoqué),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ont définis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text:a xlink:type="simple" xlink:href="https://wiki.hackerspaces.org/Doorlock" text:style-name="Internet_20_link" text:visited-style-name="Visited_20_Internet_20_Link">https://wiki.hackerspaces.org/Doorlock</text:a>)<text:line-break/><text:line-break/>Le hackerspace doit, également, permettre à un public plus large de rentrer facilement en contact avec la communauté du lieu. Il s'agit notamment de lui permettre d'obtenir des conseils sur l'usage des outils informatiques, sur leur fonctionnement, leurs enjeux, et sur comment mieux les maîtriser. Plus concrètement, cette mise à disposition d'une expertise technicienne des membres peut s'opérer de façon formelle ou informelle : à travers de petits ateliers d'initiation ou de simples discussions informelles. au système d'exploitation GNU/Linux, à l'électronique via Arduino, au fonctionnement d'un serveur web, à la programmation, et aux enjeux de vie privée numérique. Ce type d'interaction pourra être catalysée par l'organisation d'événements ponctuels ou régulier (par exemple tous les dimanches). </text:p>
      <text:p text:style-name="P6"/>
      <text:p text:style-name="P6">D'autres interactions et mise en relation pourront se faire via la tenue d'événements dans d'autres lieux culturels tels que le Shadok lorsque l'événement nécessite de l'espace, tels que des ateliers de 10-15 participants, une conférence ou une projection. <text:line-break/><text:line-break/>Enfin, le lieu vise à permettre aux associations de la fédération de disposer d'un lieu dans lequel tenir leur réunions. Plusieurs soirs en semaine pourront ainsi être dédiés aux réunions hebdomadaires ou mensuelles des associations comme Seeraiwer, sxb.so, (hebdomadaires), le LUG et ARN (mensuelles).<text:line-break/><text:line-break/>A terme, nous anticipons donc que le schéma d'adhésion comprendra :<text:line-break/></text:p>
      <text:list xml:id="list3432376623390849657" text:style-name="L4">
        <text:list-item>
          <text:p text:style-name="P14"><text:span text:style-name="Strong_20_Emphasis">Des membres : </text:span>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p>
        </text:list-item>
        <text:list-item>
          <text:p text:style-name="P14"><text:soft-page-break/><text:span text:style-name="Strong_20_Emphasis">Des visiteurs : </text:span>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p>
        </text:list-item>
        <text:list-item>
          <text:p text:style-name="P14"><text:span text:style-name="Strong_20_Emphasis">Les associations de la fédération : </text:span>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p>
        </text:list-item>
      </text:list>
      <text:p text:style-name="P1">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pour accéder à un hackerspace [<text:span text:style-name="Strong_20_Emphasis">ref au sondage</text:span>]. Cet apport de cotisation mensuelle sera complété par les cotisations des membres visiteurs et des associations de la fédération, ainsi que par de la vente de boisson et nourriture à prix libre.<text:line-break/></text:p>
      <text:h text:style-name="Heading_20_2" text:outline-level="2">5 - Budget prévisionnel</text:h>
      <text:p text:style-name="Text_20_body"><text:line-break/>(c.f. <text:a xlink:type="simple" xlink:href="https://framacalc.org/budgetPrevFede" text:style-name="Internet_20_link" text:visited-style-name="Visited_20_Internet_20_Link">https://framacalc.org/budgetPrevFede</text:a>)</text:p>
      <text:p text:style-name="Heading_20_1">Références</text:p>
      <text:p text:style-name="P2"><text:line-break/><text:a xlink:type="simple" xlink:href="http://catb.org/jargon/html/H/hacker.html" text:style-name="Internet_20_link" text:visited-style-name="Visited_20_Internet_20_Link">http://catb.org/jargon/html/H/hacker.html</text:a></text:p>
      <text:p text:style-name="P2">Site web de l'association Hackstub : <text:a xlink:type="simple" xlink:href="https://hackstub.netlib.re/" text:style-name="Internet_20_link" text:visited-style-name="Visited_20_Internet_20_Link">https://hackstub.netlib.re/</text:a></text:p>
      <text:p text:style-name="P2">Site web de l'action Avenir(s) d'Internet : <text:a xlink:type="simple" xlink:href="https://avenirsdinter.net/" text:style-name="Internet_20_link" text:visited-style-name="Visited_20_Internet_20_Link">https://avenirsdinter.net/</text:a></text:p>
      <text:p text:style-name="P2">Compte-rendu de l'action Avenir(s) d'Internet : Link à trouver / créer</text:p>
      <text:p text:style-name="P2">Bilan moral de l'association Hackstub pour la saison 2015-2016 :</text:p>
      <text:p text:style-name="P2"><text:a xlink:type="simple" xlink:href="https://hackstub.netlib.re/docs/bilanMoralHackstub_16_03.pdf" text:style-name="Internet_20_link" text:visited-style-name="Visited_20_Internet_20_Link">https://hackstub.netlib.re/docs/bilanMoralHackstub_16_03.pdf</text:a></text:p>
      <text:p text:style-name="P2">RMLL 2011 : <text:a xlink:type="simple" xlink:href="http://2011.rmll.info/" text:style-name="Internet_20_link" text:visited-style-name="Visited_20_Internet_20_Link">http://2011.rmll.info</text:a></text:p>
      <text:p text:style-name="P2">Nuit de l'Info : <text:a xlink:type="simple" xlink:href="http://www.nuitdelinfo.com/" text:style-name="Internet_20_link" text:visited-style-name="Visited_20_Internet_20_Link">http://www.nuitdelinfo.com/</text:a></text:p>
      <text:p text:style-name="P2">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loext:contextual-spacing="false" fo:text-align="justify" style:justify-single-word="false" style:writing-mode="page">
        <style:tab-stops/>
      </style:paragraph-properties>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meta:generator>LibreOffice/5.1.5.2$Linux_x86 LibreOffice_project/10m0$Build-2</meta:generator>
    <dc:date>2016-09-28T17:27:19.480614322</dc:date>
    <meta:editing-duration>PT41M25S</meta:editing-duration>
    <meta:editing-cycles>12</meta:editing-cycles>
    <meta:document-statistic meta:table-count="0" meta:image-count="0" meta:object-count="0" meta:page-count="9" meta:paragraph-count="76" meta:word-count="4788" meta:character-count="32304" meta:non-whitespace-character-count="27574"/>
    <meta:user-defined meta:name=""/>
  </office:meta>
</office:document-meta>
</file>